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おぉぉ・・・
癒されるぅ～・・・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熱いけど、そこが
また絶妙に効くわぁ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まぎれもなく秘湯
だね～・・・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ぁ～・・・　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これだけで、こっちの
世界に来た甲斐があるよ
ね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は修学旅行に来た
はずなん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まあ、ここは結果
オーライってことで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ひめち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言おうと
思って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学の頃と比べて、
びっくりするほど大きく
なったねぇ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わ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ぉぉ！！
柔らか～～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れほれ、ここか！？
ここがええのんか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、だ、だめぇっ！！
くすぐっひゃいぃっ！！
ふひいぃぃっ！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手本のような
セクハラおやじ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♪　二人とも
仲いい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言うか、ともっちとひめって
同じ中学だったん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よ。　そう言えば
話してなかったっけ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ひめちゃんとは
ずっと仲良しさんなんだ
よね～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え～・・・</text:p>
          </table:table-cell>
          <table:table-cell table:style-name="ce0" office:value-type="string">
            <text:p>Map315</text:p>
          </table:table-cell>
          <table:table-cell table:style-name="ce0"/>
          <table:table-cell table:style-name="ce0" office:value-type="string">
            <text:p>Huhhh〜...</text:p>
          </table:table-cell>
          <table:table-cell table:number-columns-repeated="1020"/>
        </table:table-row>
        <table:table-row>
          <table:table-cell table:style-name="ce0" office:value-type="string">
            <text:p>こう言っちゃ失礼だけど、
ちょっと意外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2人とも性格180度違う
から、接点が無いように
思える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そうだっ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とある事件が
きっかけで、ひめちゃんと
仲良くなったんだ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なになに？
聞かせ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はあたし達がまだ
中学1年生だった頃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が“おもらし”
の濡れ衣を着せられそう
にな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回想入ろうと思ったけど、
よく覚えてないからパスで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それ！！　逆に
気になる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ヨー！　ちゃんと
思い出す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頭を叩けば記憶が
蘇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ちょ、暴力反対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あんたがここに
いるの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ー！　やっと気が
付いた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ばちゃんに「先に入ってる
人たちの仲間だヨー」って
言ったら、タダで入れて
くれ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っかりしてる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は見つかったん
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ぜんぜんなん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惑星人、そもそも
“宇宙”の存在概念が
無いみたいで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ったく話しになら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こっちの世界の
人たちは、そうだろ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宇宙人ちゃ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頭のやつ、外し忘れてる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翻訳機だ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を取っちゃったら、
お互い言葉が通じない
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！！　ハイテク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言うかあんた、入る前に
ちゃんと体洗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体を洗う・・・？
ワタシにはそんな必要
な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が着てるスーツは、
体の表面に出る汚れを
常に自動でクリーンアップ
してくれ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原始的な手段で
洗うまでもなく、いつも
キレイな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それ！　うらやまし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ふふ！　もっとワタシを
あがめ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ちょっとのぼせて
　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にも、この未開惑星人
には理解できないような
超ハイテク機器がある
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とえば・・・そうネ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が乗ってきた
スターシップのオート
パイロットシステムとか
すご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解説しちゃうん
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思ったけど、そんなこと
バラしたらパパに怒られ
ちゃう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悪いけど、これは企業
秘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アレ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にいい湯だ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礼を言わせてもら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堪能させていただきました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気に入ってもらえて何よりだよ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ぬるめのお風呂も最高で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、これまでの疲れが吹っ飛ん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　また頑張れる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疲れたら、またおいでね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いつでも歓迎する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。</text:p>
          </table:table-cell>
          <table:table-cell table:style-name="ce0" office:value-type="string">
            <text:p>Map055</text:p>
          </table:table-cell>
          <table:table-cell table:style-name="ce0"/>
          <table:table-cell table:style-name="ce0" office:value-type="string">
            <text:p>Now, then.</text:p>
          </table:table-cell>
          <table:table-cell table:number-columns-repeated="1020"/>
        </table:table-row>
        <table:table-row>
          <table:table-cell table:style-name="ce0" office:value-type="string">
            <text:p>心身ともにリフレッシュを果たしたところで、
そろそろ城へ戻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。　今後の方針を話し合わなくち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出発し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6T16:23:56+01:00</meta:creation-date>
    <dc:date>2020-02-16T16:23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